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1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sired_temp</text:p>
          </table:table-cell>
          <table:table-cell office:value-type="string" calcext:value-type="string">
            <text:p>measured_temp</text:p>
          </table:table-cell>
          <table:table-cell office:value-type="string" calcext:value-type="string">
            <text:p>analog_read</text:p>
          </table:table-cell>
          <table:table-cell office:value-type="string" calcext:value-type="string">
            <text:p>current_cal</text:p>
          </table:table-cell>
          <table:table-cell office:value-type="string" calcext:value-type="string">
            <text:p>fix_cal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50" calcext:value-type="float">
            <text:p>315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50" calcext:value-type="float">
            <text:p>305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5" calcext:value-type="float">
            <text:p>15.5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900" calcext:value-type="float">
            <text:p>29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40" calcext:value-type="float">
            <text:p>28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50" calcext:value-type="float">
            <text:p>275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2650" calcext:value-type="float">
            <text:p>265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2580" calcext:value-type="float">
            <text:p>258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10" calcext:value-type="float">
            <text:p>24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320" calcext:value-type="float">
            <text:p>232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.5" calcext:value-type="float">
            <text:p>28.5</text:p>
          </table:table-cell>
          <table:table-cell office:value-type="float" office:value="2240" calcext:value-type="float">
            <text:p>224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150" calcext:value-type="float">
            <text:p>215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070" calcext:value-type="float">
            <text:p>207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.5" calcext:value-type="float">
            <text:p>32.5</text:p>
          </table:table-cell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820" calcext:value-type="float">
            <text:p>182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.5" calcext:value-type="float">
            <text:p>37.5</text:p>
          </table:table-cell>
          <table:table-cell office:value-type="float" office:value="1740" calcext:value-type="float">
            <text:p>174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1650" calcext:value-type="float">
            <text:p>165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5:35:04.585354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o Santos Mira</meta:initial-creator>
    <meta:creation-date>2021-03-22T12:09:29.371727174</meta:creation-date>
    <dc:date>2021-03-22T15:35:12.233682543</dc:date>
    <dc:creator>Mario Santos Mira</dc:creator>
    <meta:editing-duration>PT1M13S</meta:editing-duration>
    <meta:editing-cycles>2</meta:editing-cycles>
    <meta:generator>LibreOffice/6.4.6.2$Linux_X86_64 LibreOffice_project/40$Build-2</meta:generator>
    <meta:document-statistic meta:table-count="1" meta:cell-count="65" meta:object-count="0"/>
  </office:meta>
</office:document-meta>
</file>